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7.5pt" officeooo:rsid="00154ea3" officeooo:paragraph-rsid="00154ea3" style:font-size-asian="15.3000001907349pt" style:font-size-complex="17.5pt"/>
    </style:style>
    <style:style style:name="P2" style:family="paragraph" style:parent-style-name="Standard">
      <style:paragraph-properties fo:text-align="justify" style:justify-single-word="false"/>
      <style:text-properties fo:font-size="17.5pt" officeooo:rsid="001ab303" officeooo:paragraph-rsid="001ab303" style:font-size-asian="15.3000001907349pt" style:font-size-complex="17.5pt"/>
    </style:style>
    <style:style style:name="P3" style:family="paragraph" style:parent-style-name="Standard">
      <style:paragraph-properties fo:text-align="justify" style:justify-single-word="false"/>
      <style:text-properties fo:font-size="17.5pt" officeooo:rsid="00176cba" officeooo:paragraph-rsid="00176cba" style:font-size-asian="17.5pt" style:font-size-complex="17.5pt"/>
    </style:style>
    <style:style style:name="P4" style:family="paragraph" style:parent-style-name="Standard">
      <style:paragraph-properties fo:text-align="justify" style:justify-single-word="false"/>
      <style:text-properties fo:font-size="16pt" officeooo:rsid="0015bb1f" officeooo:paragraph-rsid="0015bb1f" style:font-size-asian="14pt" style:font-size-complex="16pt"/>
    </style:style>
    <style:style style:name="P5" style:family="paragraph" style:parent-style-name="Standard">
      <style:paragraph-properties fo:text-align="justify" style:justify-single-word="false"/>
      <style:text-properties fo:font-size="16pt" officeooo:rsid="00176cba" officeooo:paragraph-rsid="00176cba" style:font-size-asian="14pt" style:font-size-complex="16pt"/>
    </style:style>
    <style:style style:name="P6" style:family="paragraph" style:parent-style-name="Standard">
      <style:paragraph-properties fo:text-align="justify" style:justify-single-word="false"/>
      <style:text-properties fo:font-size="16pt" officeooo:rsid="00194a8a" officeooo:paragraph-rsid="00194a8a" style:font-size-asian="14pt" style:font-size-complex="16pt"/>
    </style:style>
    <style:style style:name="P7" style:family="paragraph" style:parent-style-name="Header">
      <style:paragraph-properties fo:text-align="center" style:justify-single-word="false"/>
      <style:text-properties fo:font-size="20pt" officeooo:rsid="0000b077" officeooo:paragraph-rsid="00154ea3" style:font-size-asian="17.5pt" style:font-size-complex="20pt"/>
    </style:style>
    <style:style style:name="T1" style:family="text">
      <style:text-properties officeooo:rsid="00154ea3"/>
    </style:style>
    <style:style style:name="T2" style:family="text">
      <style:text-properties officeooo:rsid="00176cba"/>
    </style:style>
    <style:style style:name="T3" style:family="text">
      <style:text-properties officeooo:rsid="00194a8a"/>
    </style:style>
    <style:style style:name="T4" style:family="text">
      <style:text-properties officeooo:rsid="001959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o paragrafo: Struttura e Metrica</text:p>
      <text:p text:style-name="P1"/>
      <text:p text:style-name="P4">Il testo è un sonetto secondo lo schema di rime ABBA ABBA, CDE CDE con assonanz<text:span text:style-name="T2">e</text:span> presenti <text:span text:style-name="T2">in </text:span>A <text:span text:style-name="T2">e </text:span>B <text:span text:style-name="T2">oltre che in</text:span> C <text:span text:style-name="T2">ed </text:span>E. <text:span text:style-name="T2">Il testo è composto da due quartine e da due terzine. Le quartine e le terzine sono composte interamente di endecasillabi.</text:span></text:p>
      <text:p text:style-name="P4"/>
      <text:p text:style-name="P3">Secondo paragrafo: <text:span text:style-name="T3">Analisi Stilistica</text:span></text:p>
      <text:p text:style-name="P5"/>
      <text:p text:style-name="P6">Nel sonetto sono presenti figure di uso comune per Cavalcanti. Troviamo allitterazioni della R come tra i versi 7 ed 8, riman – figura – segnoria – dolore ; o nei versi successivi continuando vertù – amor – presta – dardo – dentro – ritto – primo – tratto – tremando – riscosse – morto). Poi troviamo <text:s/>consonanze tra consonanti ( i primi versi , passate – destate), o consonanze tra vocali come tra tratto (verso 12) e manco (verso 14) . Notiamo un'anastrofe nel quarto verso “...<text:span text:style-name="T4">che sospirando distrugge Amore.” e nel decimo “...da' vostr' occhi gentil' presta si mosse”. Troviamo due metonimie in “passase”, nel primo verso, che va a corrispondere <text:s/>a “trafiggeste” e “vertù”al nono verso, che ha il significato di “virtù”. Potremmo avere una sineddoche nel tredicesimo verso, con il termine anima Cavalcanti, quando parla del “..tremando si riscosse..” oltre ad essa potrebbe riferirsi alla mente, che compie la stessa medesima azione, visto che “riscosse” ha in questo caso il significato di destarsi e quindi svegliarsi, azione affine alla mente; mente che per altro desta già nel secondo verso del sonetto. Ovviamente con la metafora al verso 10, il poeta con gli “occhi gentil' ” non si riferisce agli occhi che non possono essere gentili ma all'anima che da essi traspare, ciò in piena coerenza con lo stile stilnovistico. </text:span></text:p>
      <text:p text:style-name="P6"/>
      <text:p text:style-name="P2">Terzo paragrafo: Tematiche e Contestualizzazione Storica</text:p>
      <text:p text:style-name="P2"/>
      <text:p text:style-name="P2"/>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20pt" officeooo:rsid="0000b077" officeooo:paragraph-rsid="00154ea3" style:font-size-asian="17.5pt" style:font-size-complex="20pt"/>
    </style:style>
    <style:style style:name="MT1" style:family="text">
      <style:text-properties officeooo:rsid="00154ea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nalisi del testo di “<text:span text:style-name="MT1">Voi che per li occhi mi passaste 'l core</text:span>” di Guido Cavalcant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15:52:52.787295562</meta:creation-date>
    <dc:date>2014-10-20T00:14:29.332652568</dc:date>
    <meta:editing-duration>PT4M5S</meta:editing-duration>
    <meta:editing-cycles>1</meta:editing-cycles>
    <meta:document-statistic meta:table-count="0" meta:image-count="0" meta:object-count="0" meta:page-count="1" meta:paragraph-count="6" meta:word-count="288" meta:character-count="1784" meta:non-whitespace-character-count="1485"/>
    <meta:generator>LibreOffice/4.2.1.1$Linux_x86 LibreOffice_project/420m0$Build-1</meta:generator>
  </office:meta>
</office:document-meta>
</file>